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looking to pivot into project, product, and program management roles.</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seasoned problem-solver who excels at listening, adapting, and driving continuous improvement. Committed to delivering exceptional work, building impactful solutions, and elevating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p text:style-name="First_20_paragraph">This list is not exhaustive, but is targeted toward the skills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05:34Z</meta:creation-date>
    <dc:date>2025-01-27T02:05:34Z</dc:date>
  </office:meta>
</office:document-meta>
</file>